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ce style:name="Times New Roman1" svg:font-family="'Times New Roman'" style:font-family-generic="roman"/>
  </office:font-face-decls>
  <office:automatic-styles>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3cm" fo:border-left="0.05pt solid #000000" fo:border-right="none" fo:border-top="0.05pt solid #000000" fo:border-bottom="0.05pt solid #000000"/>
    </style:style>
    <style:style style:name="Tabelle4.C1" style:family="table-cell">
      <style:table-cell-properties fo:padding="0.3cm" fo:border="0.05pt solid #000000"/>
    </style:style>
    <style:style style:name="P1" style:family="paragraph" style:parent-style-name="Table_20_Contents">
      <style:text-properties style:font-name="Liberation Serif" fo:font-weight="bold" officeooo:rsid="004754c5" officeooo:paragraph-rsid="004754c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fo:font-weight="bold" officeooo:rsid="0041f25e" officeooo:paragraph-rsid="004754c5" style:font-size-asian="12pt" style:font-weight-asian="bold" style:font-size-complex="12pt" style:font-weight-complex="bold"/>
    </style:style>
    <style:style style:name="P5" style:family="paragraph" style:parent-style-name="Standard">
      <style:text-properties style:font-name="Liberation Serif" fo:font-size="12pt" fo:font-weight="bold" officeooo:rsid="004754c5" officeooo:paragraph-rsid="004754c5"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style:font-name="Liberation Serif" fo:font-size="12pt" officeooo:rsid="0041f25e" officeooo:paragraph-rsid="004754c5" style:font-size-asian="12pt" style:font-size-complex="12pt"/>
    </style:style>
    <style:style style:name="P7" style:family="paragraph" style:parent-style-name="Standard">
      <style:text-properties style:font-name="Liberation Serif" fo:font-size="12pt" fo:font-weight="normal" officeooo:rsid="005bcce8" officeooo:paragraph-rsid="004754c5"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4754c5" officeooo:paragraph-rsid="004754c5"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4754c5" officeooo:paragraph-rsid="0047839e"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47839e" officeooo:paragraph-rsid="0047839e"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47d4a7" officeooo:paragraph-rsid="0047d4a7"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3" style:family="paragraph" style:parent-style-name="Standard">
      <style:text-properties style:font-name="Liberation Serif" fo:font-size="14pt" fo:font-weight="bold" officeooo:rsid="004754c5" officeooo:paragraph-rsid="004754c5" style:font-size-asian="14pt" style:font-weight-asian="bold" style:font-size-complex="14pt" style:font-weight-complex="bold"/>
    </style:style>
    <style:style style:name="P14" style:family="paragraph" style:parent-style-name="Standard">
      <style:text-properties style:font-name="Liberation Serif" fo:font-size="14pt" fo:font-weight="bold" officeooo:rsid="004754c5" officeooo:paragraph-rsid="0047839e" style:font-size-asian="14pt" style:font-weight-asian="bold" style:font-size-complex="14pt" style:font-weight-complex="bold"/>
    </style:style>
    <style:style style:name="P15" style:family="paragraph" style:parent-style-name="Standard">
      <style:paragraph-properties fo:break-before="page"/>
      <style:text-properties style:font-name="Liberation Serif" fo:font-size="14pt" fo:font-weight="bold" officeooo:rsid="004754c5" officeooo:paragraph-rsid="0047839e"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0pt" fo:font-style="normal" officeooo:rsid="01e03e6a" officeooo:paragraph-rsid="004ae35c" style:font-size-asian="10pt" style:font-style-asian="normal" style:font-size-complex="10pt" style:font-style-complex="normal"/>
    </style:style>
    <style:style style:name="P17" style:family="paragraph" style:parent-style-name="Standard">
      <style:text-properties style:font-name="Liberation Serif" fo:font-size="10pt" fo:font-weight="normal" officeooo:rsid="00302cb3" officeooo:paragraph-rsid="004754c5" style:font-size-asian="8.75pt" style:font-weight-asian="normal" style:font-size-complex="10pt" style:font-weight-complex="normal"/>
    </style:style>
    <style:style style:name="P18" style:family="paragraph" style:parent-style-name="Standard">
      <style:text-properties fo:font-weight="bold" officeooo:rsid="005bcce8" officeooo:paragraph-rsid="005bcce8" style:font-weight-asian="bold"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end" style:justify-single-word="false"/>
    </style:style>
    <style:style style:name="P21" style:family="paragraph" style:parent-style-name="Standard">
      <style:text-properties style:font-name="Liberation Serif" fo:font-size="12pt" fo:font-weight="normal" officeooo:rsid="0047d4a7" officeooo:paragraph-rsid="004eddc0" style:font-size-asian="12pt" style:font-weight-asian="normal" style:font-size-complex="12pt" style:font-weight-complex="normal"/>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4b7375"/>
    </style:style>
    <style:style style:name="T2" style:family="text">
      <style:text-properties officeooo:rsid="0022d049"/>
    </style:style>
    <style:style style:name="T3" style:family="text">
      <style:text-properties style:font-name="Times New Roman" fo:font-size="12pt"/>
    </style:style>
    <style:style style:name="T4" style:family="text">
      <style:text-properties style:font-name="Times New Roman" fo:font-size="12pt" officeooo:rsid="0058126a"/>
    </style:style>
    <style:style style:name="T5" style:family="text">
      <style:text-properties fo:font-weight="bold" style:font-weight-asian="bold" style:font-weight-complex="bold"/>
    </style:style>
    <style:style style:name="T6" style:family="text">
      <style:text-properties officeooo:rsid="0041f25e"/>
    </style:style>
    <style:style style:name="T7" style:family="text">
      <style:text-properties style:font-name="Courier New"/>
    </style:style>
    <style:style style:name="T8" style:family="text">
      <style:text-properties fo:font-weight="normal" style:font-weight-asian="normal" style:font-weight-complex="normal"/>
    </style:style>
    <style:style style:name="T9" style:family="text">
      <style:text-properties fo:font-weight="normal" officeooo:rsid="005bcce8" style:font-weight-asian="normal" style:font-weight-complex="normal"/>
    </style:style>
    <style:style style:name="T10" style:family="text">
      <style:text-properties fo:font-weight="normal" officeooo:rsid="0118ee2a" style:font-weight-asian="normal" style:font-weight-complex="normal"/>
    </style:style>
    <style:style style:name="T11" style:family="text">
      <style:text-properties officeooo:rsid="0047839e"/>
    </style:style>
    <style:style style:name="T12" style:family="text">
      <style:text-properties officeooo:rsid="0047d4a7"/>
    </style:style>
    <style:style style:name="T13" style:family="text">
      <style:text-properties officeooo:rsid="004754c5"/>
    </style:style>
    <style:style style:name="T14" style:family="text">
      <style:text-properties officeooo:rsid="00840c47"/>
    </style:style>
    <style:style style:name="T15" style:family="text">
      <style:text-properties officeooo:rsid="004eddc0"/>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s gibt in der Informatik viele <text:span text:style-name="T6">unterschiedliche</text:span> Sortierverfahren. Einige Verfahren sind schneller als andere, einige brauchen mehr Speicherplatz, einige sind für bestimmte Anwendungen besonders gut geeignet, zum Beispiel für Datenbanken oder Daten, die über ein Netzwerk übertragen werden.</text:p>
      <text:p text:style-name="P7"/>
      <text:p text:style-name="P7"><text:span text:style-name="T6">Du</text:span> lern<text:span text:style-name="T6">st</text:span> an dieser Stelle im Unterricht drei Verfahren kennen:</text:p>
      <text:p text:style-name="P7"/>
      <table:table table:name="Tabelle4" table:style-name="Tabelle4">
        <table:table-column table:style-name="Tabelle4.A" table:number-columns-repeated="3"/>
        <table:table-row table:style-name="TableLine2540141664800">
          <table:table-cell table:style-name="Tabelle4.A1" office:value-type="string">
            <text:p text:style-name="P4">Selection Sort</text:p>
            <text:p text:style-name="P6">Sortieren durch Auswahl</text:p>
          </table:table-cell>
          <table:table-cell table:style-name="Tabelle4.A1" office:value-type="string">
            <text:p text:style-name="P4">Bubble Sort</text:p>
            <text:p text:style-name="P6">Sortieren durch Vertauschen</text:p>
          </table:table-cell>
          <table:table-cell table:style-name="Tabelle4.C1" office:value-type="string">
            <text:p text:style-name="P4">Insertion Sort</text:p>
            <text:p text:style-name="P6">Sortieren durch Einfügen</text:p>
          </table:table-cell>
        </table:table-row>
      </table:table>
      <text:p text:style-name="P7"/>
      <text:p text:style-name="P7"/>
      <text:p text:style-name="P7">Falls <text:span text:style-name="T15">d</text:span>u <text:span text:style-name="T15">d</text:span>ich für weitere Verfahren interessierst, findest <text:span text:style-name="T15">d</text:span>u auf Wikipedia eine gute <text:span text:style-name="T15">Einführung</text:span>: <text:span text:style-name="T7">http://de.wikipedia.org/wiki/Sortierverfahren</text:span></text:p>
      <text:p text:style-name="P7"/>
      <text:p text:style-name="P7"/>
      <text:p text:style-name="P13">Aufgabe 1</text:p>
      <text:p text:style-name="P8"/>
      <text:p text:style-name="P8">Lies die Idee zu jedem der drei Verfahren Selection-, Bubble- und Insertion Sort.</text:p>
      <text:p text:style-name="P8">Führe jedes Verfahren auf <text:span text:style-name="T5">mit der LibreOffice-Vorlage</text:span> <text:span text:style-name="T12">(ggf. ausgedruckt auf Papier)</text:span> durch.</text:p>
      <text:p text:style-name="P8"/>
      <text:p text:style-name="P5">Selection Sort</text:p>
      <text:p text:style-name="P7"/>
      <text:p text:style-name="P5"><text:span text:style-name="T9">Suche die kleinste Zahl im Array. </text:span><text:span text:style-name="T8">Tausche sie mit der Zahl</text:span><text:span text:style-name="T9"> </text:span><text:span text:style-name="T8">am </text:span><text:span text:style-name="T9">Anfang des Arrays.</text:span></text:p>
      <text:p text:style-name="P7"/>
      <text:p text:style-name="P7">Wiederhole das Verfahren mit dem zweiten Element:</text:p>
      <text:p text:style-name="P7">Suche wieder die kleinste Zahl (im restlichen Array) und tausche sie mit der zweiten Zahl.</text:p>
      <text:p text:style-name="P7">Jetzt sind die ersten beiden Zahlen richtig sortiert.</text:p>
      <text:p text:style-name="P7"/>
      <text:p text:style-name="P7">Dann wiederhole mit dem dritten, vierten, fünften Element, usw. bis zum Ende.</text:p>
      <text:p text:style-name="P7"/>
      <text:p text:style-name="P5">Bubble Sort</text:p>
      <text:p text:style-name="P7"/>
      <text:p text:style-name="P7">Gehe das Array vom Anfang bis Ende durch.</text:p>
      <text:p text:style-name="P7">Wenn die Zahl an der aktuellen Position größer als ihr rechter Nachbar ist, vertausche die beiden</text:p>
      <text:p text:style-name="P7">(d.h., falls die größte Zahl ganz am Anfang steht, wird sie in jedem Schritt eins weiter getauscht).</text:p>
      <text:p text:style-name="P7">Anschließend steht die größte Zahl mit Sicherheit an der letzten Position des Arrays.</text:p>
      <text:p text:style-name="P7"/>
      <text:p text:style-name="P7">Wiederhole dieses Verfahren wieder vom Anfang, allerdings nur bis zur vorletzten Zahl.</text:p>
      <text:p text:style-name="P7">Dann nochmal, aber nur bis zur vor-vorletzten. Und so weiter, bis nur noch die ersten beiden Zahlen verglichen (und ggf. vertauscht) werden. Danach ist die Liste in der richtigen Reihenfolge.</text:p>
      <text:p text:style-name="P7"/>
      <text:p text:style-name="P5">Insertion Sort</text:p>
      <text:p text:style-name="P8"/>
      <text:p text:style-name="P11">Beginne mit der 2. Zahl. Falls sie kleiner als die erste ist, tausche die beiden.</text:p>
      <text:p text:style-name="P11">Fahre mit der dritten fort: <text:span text:style-name="T13">Schiebe </text:span>sie <text:span text:style-name="T13">soweit nach links, dass sie an der richtigen Position </text:span>steht.</text:p>
      <text:p text:style-name="P21"><text:span text:style-name="T15">Dann die vierte: Schiebe sie so weit nach links, bis sie an der richtigen Position steht.</text:span></text:p>
      <text:p text:style-name="P21">Und so weiter: jede Zahl schiebe so weit nach links, dass sie an der richtigen Position steht.</text:p>
      <text:p text:style-name="P8"/>
      <text:p text:style-name="P11">Dieses Verfahren wird übrigens von vielen Kartenspieler<text:span text:style-name="T15">n</text:span> angewendet, um die Karten auf der Hand zu sortieren.</text:p>
      <text:p text:style-name="P15">Aufgabe <text:span text:style-name="T11">2</text:span></text:p>
      <text:p text:style-name="P9"/>
      <text:p text:style-name="P8">Entwickle <text:span text:style-name="T11">zu jedem der drei Sortierverfahren </text:span>einen detaillierten Algorithmus in Umgangsprache (mit Variablen, Schleifen usw.)</text:p>
      <text:p text:style-name="P10">Schreibe auf Papier oder in ein <text:span text:style-name="T5">Textdokument</text:span>. Nutze ggf. die <text:span text:style-name="T5">Hilfestellungen</text:span>.</text:p>
      <text:p text:style-name="P8"/>
      <text:p text:style-name="P10">Tipp: Alle drei Verfahren nutzen einen Teilalgorithmus (z.B. beim Selection Sort das Suchen des Minimums), der dann mehrmals wiederholt wird. Entwickle erst den Teilalgorithmus, und überlege anschließend, was du benötigst, um diesen zu wiederholen.</text:p>
      <text:p text:style-name="P10"/>
      <text:p text:style-name="P10"/>
      <text:p text:style-name="P14">Aufgabe <text:span text:style-name="T11">3</text:span></text:p>
      <text:p text:style-name="P9"/>
      <text:p text:style-name="P10">Implementiere die drei Sortierverfahren mit der bereitgestellten <text:span text:style-name="T5">BlueJ-Vorlage</text:span>.</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7"/>
      <text:p text:style-name="P17"><draw:frame text:anchor-type="paragraph" draw:z-index="0" draw:name="Form1" draw:style-name="gr1" draw:text-style-name="P22" svg:width="1.795cm" svg:height="0.63cm" svg:x="15.196cm" svg:y="0.259cm"><draw:image xlink:href="Pictures/10000000000000580000001F84D8045FF773DCF2.png" xlink:type="simple" xlink:show="embed" xlink:actuate="onLoad" draw:mime-type="image/png"><text:p/></draw:image></draw:frame></text:p>
      <text:p text:style-name="P16"><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4">pothmann.de</text:span></text:a><text:span text:style-name="T14">, f</text:span><text:span text:style-name="T8">reigegeben unter </text:span><text:a xlink:type="simple" xlink:href="https://creativecommons.org/licenses/by-nc-sa/4.0/" text:style-name="Internet_20_link" text:visited-style-name="Visited_20_Internet_20_Link"><text:span text:style-name="T8">CC BY-NC-SA 4.0</text:span></text:a><text:span text:style-name="T8">, </text:span><text:span text:style-name="T10">April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ce style:name="Times New Roman1"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1"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754c5" officeooo:paragraph-rsid="004754c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4b7375"/>
    </style:style>
    <style:style style:name="MT2" style:family="text">
      <style:text-properties officeooo:rsid="0022d049"/>
    </style:style>
    <style:style style:name="MT3" style:family="text">
      <style:text-properties style:font-name="Times New Roman" fo:font-size="12pt" officeooo:rsid="0058126a"/>
    </style:style>
    <style:style style:name="MT4" style:family="text">
      <style:text-properties style:font-name="Times New Roman"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40141660192">
            <table:table-cell table:style-name="Tabelle1.A1" office:value-type="string">
              <text:p text:style-name="MP1">Sortier<text:span text:style-name="MT1">en</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style:master-page style:name="First_20_Page" style:display-name="First Page" style:page-layout-name="Mpm2" draw:style-name="Mdp1"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3">B</text:span><text:span text:style-name="MT4">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8-13T14:04:14.712000000</dc:date>
    <meta:editing-duration>PT4H56M</meta:editing-duration>
    <meta:editing-cycles>54</meta:editing-cycles>
    <meta:generator>LibreOffice/7.3.3.2$Windows_X86_64 LibreOffice_project/d1d0ea68f081ee2800a922cac8f79445e4603348</meta:generator>
    <meta:document-statistic meta:table-count="3" meta:image-count="0" meta:object-count="0" meta:page-count="2" meta:paragraph-count="44" meta:word-count="440" meta:character-count="2964" meta:non-whitespace-character-count="2565"/>
  </office:meta>
</office:document-meta>
</file>